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yrinth:</text:p>
      <text:list xml:id="list42478278" text:style-name="L1">
        <text:list-item>
          <text:p text:style-name="P1">Actions:</text:p>
          <text:list>
            <text:list-item>
              <text:p text:style-name="P1">better with modification: sign, factor, init, level1, all orderings with init, ordered with earlier actions more important by level/factor</text:p>
            </text:list-item>
            <text:list-item>
              <text:p text:style-name="P1">best:</text:p>
              <text:list>
                <text:list-item>
                  <text:p text:style-name="P1">regarding time: factor 16</text:p>
                </text:list-item>
                <text:list-item>
                  <text:p text:style-name="P1">regarding choices/conflicts: level1</text:p>
                </text:list-item>
              </text:list>
            </text:list-item>
          </text:list>
        </text:list-item>
        <text:list-item>
          <text:p text:style-name="P1">Fluents:</text:p>
          <text:list>
            <text:list-item>
              <text:p text:style-name="P1">better with modification: sign preferred false, init, level-1</text:p>
            </text:list-item>
            <text:list-item>
              <text:p text:style-name="P1">generally around the same as VSIDS or worse --&gt; rather modify actions</text:p>
            </text:list-item>
          </text:list>
        </text:list-item>
      </text:list>
      <text:p text:style-name="Standard"/>
      <text:p text:style-name="Standard">Sokoban:</text:p>
      <text:list xml:id="list42597517" text:style-name="L2">
        <text:list-item>
          <text:p text:style-name="P2">Actions:</text:p>
          <text:list>
            <text:list-item>
              <text:p text:style-name="P2">everything around the same or worse than VSIDS</text:p>
            </text:list-item>
            <text:list-item>
              <text:p text:style-name="P2">ordering with later actions more important is noticably better than the other way around</text:p>
            </text:list-item>
          </text:list>
        </text:list-item>
        <text:list-item>
          <text:p text:style-name="P2">Fluents:</text:p>
          <text:list>
            <text:list-item>
              <text:p text:style-name="P2">everything around the same or worse than VSIDS, except init2 avoids 1 timeout and is the best </text:p>
            </text:list-item>
            <text:list-item>
              <text:p text:style-name="P2">ordering with later actions more important is noticably better than the other way around</text:p>
            </text:list-item>
          </text:list>
        </text:list-item>
      </text:list>
      <text:p text:style-name="Standard"/>
      <text:p text:style-name="Standard">Towers of Hanoi:</text:p>
      <text:list xml:id="list42652898" text:style-name="L3">
        <text:list-item>
          <text:p text:style-name="P3">Actions:</text:p>
          <text:list>
            <text:list-item>
              <text:p text:style-name="P3">better with modification: sign preferred true, init, level-1, ordering with inits</text:p>
            </text:list-item>
            <text:list-item>
              <text:p text:style-name="P3">in generell not successful</text:p>
            </text:list-item>
          </text:list>
        </text:list-item>
        <text:list-item>
          <text:p text:style-name="P3">Fluents:</text:p>
          <text:list>
            <text:list-item>
              <text:p text:style-name="P3">better with modification: sign, factor, init, level1, all orderings with factor, ordering with earlier fluents more important by init</text:p>
            </text:list-item>
            <text:list-item>
              <text:p text:style-name="P3">best:</text:p>
              <text:list>
                <text:list-item>
                  <text:p text:style-name="P3">factor 2</text:p>
                </text:list-item>
              </text:list>
            </text:list-item>
          </text:list>
        </text:list-item>
        <text:list-item>
          <text:p text:style-name="P3">Fluents much more successful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6M56S</meta:editing-duration>
    <meta:editing-cycles>4</meta:editing-cycles>
    <meta:generator>OpenOffice.org/3.3$Win32 OpenOffice.org_project/330m20$Build-9567</meta:generator>
    <dc:date>2013-01-06T23:39:14.08</dc:date>
    <meta:document-statistic meta:table-count="0" meta:image-count="0" meta:object-count="0" meta:page-count="1" meta:paragraph-count="25" meta:word-count="175" meta:character-count="1034"/>
    <meta:user-defined meta:name="Info 1"/>
    <meta:user-defined meta:name="Info 2"/>
    <meta:user-defined meta:name="Info 3"/>
    <meta:user-defined meta:name="Info 4"/>
  </office:meta>
</office:document-meta>
</file>